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size="16pt" style:font-size-asian="16pt" style:font-size-complex="16pt"/>
    </style:style>
    <style:style style:name="P2" style:family="paragraph" style:parent-style-name="Standard">
      <style:paragraph-properties fo:line-height="200%" fo:text-align="center" style:justify-single-word="false"/>
      <style:text-properties fo:font-size="14pt" style:font-size-asian="14pt" style:font-size-complex="14pt"/>
    </style:style>
    <style:style style:name="P3" style:family="paragraph" style:parent-style-name="Standard">
      <style:paragraph-properties fo:line-height="200%"/>
    </style:style>
    <style:style style:name="P4" style:family="paragraph" style:parent-style-name="Standard">
      <style:paragraph-properties fo:line-height="200%" fo:text-align="center" style:justify-single-word="false"/>
    </style:style>
    <style:style style:name="P5" style:family="paragraph" style:parent-style-name="Standard">
      <style:paragraph-properties fo:line-height="200%" fo:text-align="center" style:justify-single-word="false"/>
      <style:text-properties style:font-name="Liberation Serif1" fo:font-size="18pt" style:font-name-asian="Liberation Serif1" style:font-size-asian="18pt" style:font-name-complex="Liberation Serif1" style:font-size-complex="18pt"/>
    </style:style>
    <style:style style:name="P6" style:family="paragraph" style:parent-style-name="Standard">
      <style:paragraph-properties fo:line-height="200%" fo:text-align="center" style:justify-single-word="false"/>
      <style:text-properties style:font-name="Liberation Serif1" fo:font-size="18pt" style:font-name-asian="Liberation Serif1" style:font-size-asian="15.75pt" style:font-name-complex="Liberation Serif1" style:font-size-complex="18pt"/>
    </style:style>
    <style:style style:name="T1" style:family="text">
      <style:text-properties style:font-name="Liberation Serif1" style:font-name-asian="Liberation Serif1" style:font-name-complex="Liberation Serif1"/>
    </style:style>
    <style:style style:name="T2" style:family="text">
      <style:text-properties style:font-name="Liberation Serif1" fo:font-size="18pt" style:font-name-asian="Liberation Serif1" style:font-size-asian="15.75pt" style:font-name-complex="Liberation Serif1" style:font-size-complex="18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racter Building Rules </text:p>
      <text:p text:style-name="P2">Suits </text:p>
      <text:p text:style-name="P3"><text:tab/>Every player begin by choosing a Suit – Clubs(<text:span text:style-name="T1">♣)</text:span>, Hearts(<text:span text:style-name="T1">♥)</text:span>, Spades(<text:span text:style-name="T1">♠)</text:span>, or Diamonds(<text:span text:style-name="T1">♦)</text:span>. Accordingly, each character has a relevant Trait for each suit, to represent his ties to each of the four Fates. </text:p>
      <text:p text:style-name="P2">Points &amp; Costs </text:p>
      <text:p text:style-name="P3"><text:tab/>Every character starts with a 1 in each trait(2 in their chosen suit), 1 in each skill, 25 XP, and $200. Gaining a new Advantage, or gaining a Specialty costs 1 XP. Advantages which grant spellcasting abilities are an exception, see <text:span text:style-name="T3">Magic</text:span><text:span text:style-name="T4">(Pg. xx).</text:span> Increasing the rank of a Skill or Advantage costs XP equal to the new rank. Disadvantages may be taken only at character creation – the character gains 2 XP for each Disadvantage. Note that at creation, no character may have a trait, skill, or advantage above rank 3. The max rank of any Trait or Skill is 10(see High Experience Play if you have a need to go further). </text:p>
      <text:p text:style-name="P3"><text:tab/>Characters gain 1 XP at the end of every scene they are directly involved in, 1 XP at the end of every opposition they're involved in, and 1 XP every time they are inflicted with a Disadvantage. When the group uses the Time Passes indirect action, players may spend their character's XP to gain new Advantages, increase Traits or Skills, learn new Specialties, or remove certain Disadvantages. Generally, players should not gain more than a single rank in a trait/skill/advantage each opportunity they take to spend XP. Feel free to suspend this rule, however, for special circumstances(like the next scene being the last one of the session) or if you just don't care about smooth progression. </text:p>
      <text:p text:style-name="P2">Traits </text:p>
      <text:p text:style-name="P3"><text:tab/>Traits determine your character's raw abilities. Every use of a skill utilizes a specific trait depending on the circumstances. <text:span text:style-name="T4">When a character takes a number of </text:span><text:span text:style-name="T3">Wounds</text:span><text:span text:style-name="T4">(see: opposition) to a trait equal to the rank of that trait, they become </text:span><text:span text:style-name="T3">Desperate</text:span><text:span text:style-name="T4">(see: Player States). When a character has </text:span><text:soft-page-break/><text:span text:style-name="T4">taken their ranks in </text:span><text:span text:style-name="T3">Wounds</text:span><text:span text:style-name="T4"> to two traits, they are </text:span><text:span text:style-name="T3">Knocked Out</text:span><text:span text:style-name="T4">(see: Player States).</text:span></text:p>
      <text:p text:style-name="P5">♣</text:p>
      <text:p text:style-name="P3"><text:tab/>Body represents the physical capabilities of the character, from actual brute strength to agility </text:p>
      <text:p text:style-name="P3">and overall fitness and endurance. The Clubs character is in some way tied to the Fate Kranos, destined to live a rigorous life but challenged to use it as a means to attain ultimate knowledge of the self and one's capabilities. A Fated's Body is added to physical damage rolls, physical attacks, and skill checks requiring raw power(such as lifting heavy things or breaking out of a grapple), agility-based challenges(scaling a fence, leaping a great distance), the magic art of Transmogrification, or endurance tests(running a few miles, holding one's breath underwater). </text:p>
      <text:p text:style-name="P6">♠</text:p>
      <text:p text:style-name="P3"><text:tab/>Mind is the character's intellectual capability, ability to think and solve problems, and directly </text:p>
      <text:p text:style-name="P3">correlated to one's reflexes. The Spades character is quick-witted and aware of their surroundings, a nod to their patron Fate Aiyala. Characters of this suit are destined to stumble upon questions no other could solve, and are challenged to push the boundaries of human knowledge. A character adds their Spades score to intellectual skills(Research, disarming traps, tactical decisions), attempts at trickery or influence(lying, bribery, haggling), reflexive hands(defense hands, dodging traps, taking cover), mental contests(chess, psionic influence, repartee, or performance), many crafting skills, and the related language-based magic of Arcana. </text:p>
      <text:p text:style-name="P6">♥</text:p>
      <text:p text:style-name="P3"><text:tab/>Spirit(Hearts/Cups) represents the characters resolve, determination, or raw willpower, as well as things like spirituality or empathy. The Hearts character is tied to the Fate Loressa and inevitably becomes someone of conviction and passion, destined to determine their own path and challenged to make their changes to the world left behind last after they're gone. Loressa is said to show favor via the <text:soft-page-break/>presence of butterflies and elaborate cloud formations. A Fated's Spirit is added to rolls involving fear effects(like seeing an angry crocodile, or a clockwork monstrosity bigger than your house), skill attempts such as those to incite or lead(like riling a crowd up for a much needed revolution, or keeping your men's morale up during a war campaign), sanity damaging effects(like seeing a Fate in person, or killing someone for the first time), the Exhaltation magic skill, and if your character is Desperate, a number of combat hands.</text:p>
      <text:p text:style-name="P4"><text:span text:style-name="T2">♦</text:span> </text:p>
      <text:p text:style-name="P3"><text:tab/>Luck is one of largest deciding factors in any Fated's life, and indeed one of the </text:p>
      <text:p text:style-name="P3">most important aspects of this game. It is chance, the ultimate result of being touched by one of the Fates. The Diamonds character isn't quite sure how they've made it through life – it just seemed like opportunity came their way. Esme, the Smiling Lady to most of her more devoted followers( the sort seen betting their entire savings on a hand of cards, or just fortunate enough to always find a warm place to sleep at night) is very generous to those that become attached to her strings. Of course, there is always the risk of losing it all soon afterwards, but the faithful know she's got them taken care of. They just have to do the legwork. </text:p>
      <text:p text:style-name="P3"><text:tab/>A Fated adds their Luck score to any skill roll that is more dumb luck than technical know- </text:p>
      <text:p text:style-name="P3">how(like attempting to fix a TV by hitting it), and draws a number of cards equal to their Luck at the beginning of their turn in an Opposition. Chaotics, Esme's magic skill, is powerful and unpredictable, though its users rarely realize just how much power they actually possess. In Desperation, a character may use their Luck score for many of their hand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6T07:49:39</meta:creation-date>
    <dc:date>2013-01-04T16:47:58</dc:date>
    <meta:editing-duration>PT1H5M20S</meta:editing-duration>
    <meta:editing-cycles>4</meta:editing-cycles>
    <meta:generator>LibreOffice/3.4$Linux LibreOffice_project/340m1$Build-402</meta:generator>
    <meta:document-statistic meta:table-count="0" meta:image-count="0" meta:object-count="0" meta:page-count="3" meta:paragraph-count="21" meta:word-count="907" meta:character-count="5504" meta:non-whitespace-character-count="4593"/>
  </office:meta>
</office:document-meta>
</file>